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false" fo:min-height="5.689cm"/>
    </style:style>
    <style:style style:name="gr2" style:family="graphic" style:parent-style-name="objectwithoutfill">
      <style:graphic-properties svg:stroke-color="#999999" draw:fill="none" draw:textarea-vertical-align="middle"/>
    </style:style>
    <style:style style:name="gr3" style:family="graphic" style:parent-style-name="objectwithoutfill">
      <style:graphic-properties draw:stroke="dash" draw:stroke-dash="Dashed_20__28_var_29_" svg:stroke-color="#999999" draw:fill="none"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ffffff" draw:fill="solid" draw:fill-color="#dddddd"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center"/>
    </style:style>
    <style:style style:name="P3" style:family="paragraph">
      <style:paragraph-properties fo:margin-left="0cm" fo:margin-right="4.285cm" fo:text-align="center" fo:text-indent="0cm"/>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Liberation Sans1" fo:font-size="18pt" fo:font-weight="bold" style:font-size-asian="18pt" style:font-weight-asian="bold" style:font-size-complex="18pt" style:font-weight-complex="bold"/>
    </style:style>
    <style:style style:name="T4" style:family="text">
      <style:text-properties style:font-name="Liberation Serif" fo:font-size="18pt" fo:font-weight="normal" style:font-size-asian="18pt" style:font-weight-asian="normal" style:font-size-complex="18pt"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78cm" svg:height="13.97cm" svg:x="5.08cm" svg:y="3.175cm">
          <draw:text-box>
            <text:p text:style-name="P1"><text:span text:style-name="T1">Frequently Asked Questions</text:span></text:p>
            <text:p text:style-name="P1"><text:span text:style-name="T2"/></text:p>
            <text:p text:style-name="P1"><text:span text:style-name="T3">1. </text:span><text:span text:style-name="T3"><text:a xlink:href="http://mymarketplace.com/faq/index.html#faq1" xlink:type="simple">What is open technology?</text:a></text:span></text:p>
            <text:p text:style-name="P1"><text:span text:style-name="T3"/></text:p>
            <text:p text:style-name="P1"><text:span text:style-name="T3">2. </text:span><text:span text:style-name="T3"><text:a xlink:href="http://mymarkeplace.com/faq/index.html#faq2" xlink:type="simple">What is closed/proprietary technology?</text:a></text:span></text:p>
            <text:p text:style-name="P1"><text:span text:style-name="T4"><text:s/></text:span><text:span text:style-name="T4">Closed and proprietary technology means the intellectual property underlying the products and services you use is completely hidden and inaccesible to you. You are granted limited permission to use the copies you purchase. </text:span></text:p>
            <text:p text:style-name="P1"><text:span text:style-name="T4"/></text:p>
            <text:p text:style-name="P1"><text:span text:style-name="T3">3. </text:span><text:span text:style-name="T3"><text:a xlink:href="http://mymarketplace.com/faq/index.html#faq3" xlink:type="simple">What is wrong with proprietary technology?</text:a></text:span></text:p>
            <text:p text:style-name="P1"><text:span text:style-name="T4"/></text:p>
            <text:p text:style-name="P1"><text:span text:style-name="T3">4. </text:span><text:span text:style-name="T3"><text:a xlink:href="http://mymarketplace.com/faq/index.html#faq4" xlink:type="simple">Why Invest in Open Technology?</text:a></text:span></text:p>
            <text:p text:style-name="P1"><text:span text:style-name="T3"/></text:p>
            <text:p text:style-name="P1"><text:span text:style-name="T3">5. ... </text:span></text:p>
          </draw:text-box>
        </draw:frame>
        <draw:line draw:style-name="gr2" draw:text-style-name="P2" draw:layer="layout" svg:x1="1.27cm" svg:y1="2.54cm" svg:x2="26.67cm" svg:y2="2.54cm">
          <text:p/>
        </draw:line>
        <draw:line draw:style-name="gr2" draw:text-style-name="P2" draw:layer="layout" svg:x1="1.27cm" svg:y1="19.05cm" svg:x2="26.67cm" svg:y2="19.05cm">
          <text:p/>
        </draw:line>
        <draw:line draw:style-name="gr3" draw:text-style-name="P3" draw:layer="layout" svg:x1="1.27cm" svg:y1="1.27cm" svg:x2="1.27cm" svg:y2="20.32cm">
          <text:p/>
        </draw:line>
        <draw:line draw:style-name="gr3" draw:text-style-name="P3" draw:layer="layout" svg:x1="26.67cm" svg:y1="20.32cm" svg:x2="1.27cm" svg:y2="20.32cm">
          <text:p/>
        </draw:line>
        <draw:line draw:style-name="gr3" draw:text-style-name="P3" draw:layer="layout" svg:x1="26.67cm" svg:y1="20.32cm" svg:x2="26.67cm" svg:y2="1.27cm">
          <text:p/>
        </draw:line>
        <draw:line draw:style-name="gr3" draw:text-style-name="P3" draw:layer="layout" svg:x1="26.67cm" svg:y1="1.27cm" svg:x2="1.27cm" svg:y2="1.27cm">
          <text:p/>
        </draw:line>
        <draw:custom-shape draw:style-name="gr4" draw:text-style-name="P4" draw:layer="layout" svg:width="5.08cm" svg:height="1.016cm" svg:x="3.81cm" svg:y="1.397cm">
          <text:p text:style-name="P2"><text:span text:style-name="T5">MARKETPLACE</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5.08cm" svg:height="1.016cm" svg:x="8.89cm" svg:y="1.397cm">
          <text:p text:style-name="P2"><text:span text:style-name="T5">CREATE</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5.08cm" svg:height="1.016cm" svg:x="13.97cm" svg:y="1.397cm">
          <text:p text:style-name="P2"><text:span text:style-name="T5">SEARCH</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5.08cm" svg:height="1.016cm" svg:x="19.05cm" svg:y="1.397cm">
          <text:p text:style-name="P2"><text:span text:style-name="T5">LOGIN</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5.08cm" svg:height="1.016cm" svg:x="6.35cm" svg:y="19.177cm">
          <text:p text:style-name="P2"><text:span text:style-name="T6">ABOUT US</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016cm" svg:x="16.51cm" svg:y="19.177cm">
          <text:p text:style-name="P2"><text:span text:style-name="T6">FAQ</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milo </meta:initial-creator>
    <meta:creation-date>2016-01-29T10:48:06.611425474</meta:creation-date>
    <dc:date>2016-03-25T09:27:04.900821740</dc:date>
    <dc:creator>camilo </dc:creator>
    <meta:editing-duration>PT2H39M21S</meta:editing-duration>
    <meta:editing-cycles>19</meta:editing-cycles>
    <meta:generator>LibreOffice/4.2.8.2$Linux_X86_64 LibreOffice_project/420m0$Build-2</meta:generator>
    <meta:document-statistic meta:object-count="13"/>
  </office:meta>
</office:document-meta>
</file>